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4.62cm" fo:margin-left="0cm" fo:margin-top="0cm" fo:margin-bottom="0cm" table:align="left"/>
    </style:style>
    <style:style style:name="Table1.A" style:family="table-column">
      <style:table-column-properties style:column-width="1.369cm"/>
    </style:style>
    <style:style style:name="Table1.P" style:family="table-column">
      <style:table-column-properties style:column-width="1.371cm"/>
    </style:style>
    <style:style style:name="Table1.R" style:family="table-column">
      <style:table-column-properties style:column-width="1.3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67cm" fo:keep-together="auto"/>
    </style:style>
    <style:style style:name="Table2" style:family="table">
      <style:table-properties style:width="18.45cm" fo:margin-left="0cm" fo:margin-top="0cm" fo:margin-bottom="0cm" table:align="left"/>
    </style:style>
    <style:style style:name="Table2.A" style:family="table-column">
      <style:table-column-properties style:column-width="18.45cm"/>
    </style:style>
    <style:style style:name="Table2.1" style:family="table-row">
      <style:table-row-properties style:min-row-height="0.741cm" fo:keep-together="auto"/>
    </style:style>
    <style:style style:name="Table2.A1" style:family="table-cell">
      <style:table-cell-properties style:vertical-align="" fo:background-color="#cfe2f3" fo:padding="0.3cm" fo:border="1pt solid #000000">
        <style:background-image/>
      </style:table-cell-properties>
    </style:style>
    <style:style style:name="Table2.A2" style:family="table-cell">
      <style:table-cell-properties style:vertical-align="" fo:padding="0.3cm" fo:border="1pt solid #000000"/>
    </style:style>
    <style:style style:name="Table2.A3" style:family="table-cell">
      <style:table-cell-properties style:vertical-align="" fo:padding="0.3cm" fo:border="1pt solid #000000"/>
    </style:style>
    <style:style style:name="Table2.A4" style:family="table-cell">
      <style:table-cell-properties style:vertical-align="" fo:padding="0.3cm" fo:border="1pt solid #000000"/>
    </style:style>
    <style:style style:name="Table2.A6" style:family="table-cell">
      <style:table-cell-properties style:vertical-align="" fo:padding="0.3cm" fo:border="1pt solid #000000"/>
    </style:style>
    <style:style style:name="Table2.A7" style:family="table-cell">
      <style:table-cell-properties style:vertical-align="" fo:padding="0.3cm" fo:border="1pt solid #000000"/>
    </style:style>
    <style:style style:name="Table2.A8" style:family="table-cell">
      <style:table-cell-properties style:vertical-align="" fo:padding="0.3cm" fo:border="1pt solid #000000"/>
    </style:style>
    <style:style style:name="Table2.A10" style:family="table-cell">
      <style:table-cell-properties style:vertical-align="" fo:padding="0.3cm" fo:border="1pt solid #000000"/>
    </style:style>
    <style:style style:name="Table2.A11" style:family="table-cell">
      <style:table-cell-properties style:vertical-align="" fo:padding="0.3cm" fo:border="1pt solid #000000"/>
    </style:style>
    <style:style style:name="Table2.A12" style:family="table-cell">
      <style:table-cell-properties style:vertical-align="" fo:padding="0.3cm" fo:border="1pt solid #000000"/>
    </style:style>
    <style:style style:name="Table2.A14" style:family="table-cell">
      <style:table-cell-properties style:vertical-align="" fo:padding="0.3cm" fo:border="1pt solid #000000"/>
    </style:style>
    <style:style style:name="P1" style:family="paragraph" style:parent-style-name="Standard">
      <style:paragraph-properties fo:line-height="115%" fo:text-align="end" style:justify-single-word="false"/>
      <style:text-properties fo:color="#999999" loext:opacity="100%" fo:font-size="8pt" fo:font-style="italic" style:font-size-asian="8pt" style:font-style-asian="italic" style:font-size-complex="8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orphans="0" fo:widows="0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line-height="100%" fo:orphans="0" fo:widows="0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orphans="0" fo:widows="0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8" style:family="paragraph" style:parent-style-name="Standard">
      <style:paragraph-properties fo:line-height="100%" fo:orphans="0" fo:widows="0"/>
      <style:text-properties fo:font-weight="bold" officeooo:paragraph-rsid="0006040a" style:font-weight-asian="bold"/>
    </style:style>
    <style:style style:name="P9" style:family="paragraph" style:parent-style-name="Standard">
      <style:paragraph-properties fo:line-height="100%" fo:orphans="0" fo:widows="0"/>
      <style:text-properties officeooo:rsid="000292bc" officeooo:paragraph-rsid="0006040a"/>
    </style:style>
    <style:style style:name="P10" style:family="paragraph" style:parent-style-name="Standard">
      <style:paragraph-properties fo:line-height="100%" fo:orphans="0" fo:widows="0"/>
      <style:text-properties officeooo:rsid="00044e3b" officeooo:paragraph-rsid="00044e3b"/>
    </style:style>
    <style:style style:name="P11" style:family="paragraph" style:parent-style-name="Standard">
      <style:paragraph-properties fo:line-height="100%" fo:orphans="0" fo:widows="0"/>
      <style:text-properties officeooo:rsid="00044e3b" officeooo:paragraph-rsid="0006040a"/>
    </style:style>
    <style:style style:name="P12" style:family="paragraph" style:parent-style-name="Standard">
      <style:paragraph-properties fo:line-height="100%" fo:orphans="0" fo:widows="0"/>
      <style:text-properties officeooo:rsid="00044e3b" officeooo:paragraph-rsid="00061986"/>
    </style:style>
    <style:style style:name="P13" style:family="paragraph" style:parent-style-name="Standard">
      <style:paragraph-properties fo:line-height="100%" fo:orphans="0" fo:widows="0"/>
      <style:text-properties officeooo:rsid="0006040a" officeooo:paragraph-rsid="0006040a"/>
    </style:style>
    <style:style style:name="P14" style:family="paragraph" style:parent-style-name="Standard">
      <style:paragraph-properties fo:line-height="100%" fo:orphans="0" fo:widows="0"/>
      <style:text-properties officeooo:rsid="00061986" officeooo:paragraph-rsid="00061986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1pt" officeooo:rsid="0006040a" officeooo:paragraph-rsid="00061986" style:font-size-asian="11pt" style:font-size-complex="11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1pt" fo:font-weight="bold" officeooo:paragraph-rsid="00061986" style:font-size-asian="11pt" style:font-weight-asian="bold" style:font-size-complex="11pt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officeooo:rsid="000292bc" officeooo:paragraph-rsid="00061986"/>
    </style:style>
    <style:style style:name="P20" style:family="paragraph" style:parent-style-name="Heading_20_1" style:master-page-name="Standard">
      <style:paragraph-properties style:page-number="1"/>
    </style:style>
    <style:style style:name="P21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011f07" officeooo:paragraph-rsid="00011f07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style:text-underline-style="none" fo:font-weight="normal" officeooo:rsid="000292bc" officeooo:paragraph-rsid="00044e3b" style:font-size-asian="11pt" style:font-weight-asian="normal" style:font-size-complex="11pt" style:font-weight-complex="normal"/>
    </style:style>
    <style:style style:name="T1" style:family="text">
      <style:text-properties officeooo:rsid="000292b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292bc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6040a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8339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292bc" style:font-weight-complex="bold"/>
    </style:style>
    <style:style style:name="T7" style:family="text">
      <style:text-properties style:text-underline-style="solid" style:text-underline-width="auto" style:text-underline-color="font-color" officeooo:rsid="0006040a" style:font-weight-complex="bold"/>
    </style:style>
    <style:style style:name="T8" style:family="text">
      <style:text-properties style:text-underline-style="solid" style:text-underline-width="auto" style:text-underline-color="font-color" officeooo:rsid="00061986" style:font-weight-complex="bold"/>
    </style:style>
    <style:style style:name="T9" style:family="text">
      <style:text-properties fo:font-weight="normal" officeooo:rsid="000292bc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292bc" style:font-weight-asian="normal" style:font-weight-complex="normal"/>
    </style:style>
    <style:style style:name="T12" style:family="text">
      <style:text-properties style:text-underline-style="none" fo:font-weight="normal" officeooo:rsid="0006040a" style:font-weight-asian="normal" style:font-weight-complex="normal"/>
    </style:style>
    <style:style style:name="T13" style:family="text">
      <style:text-properties style:text-underline-style="none" fo:font-weight="bold" officeooo:rsid="000292bc" style:font-weight-asian="bold" style:font-weight-complex="normal"/>
    </style:style>
    <style:style style:name="T14" style:family="text">
      <style:text-properties officeooo:rsid="00044e3b"/>
    </style:style>
    <style:style style:name="T15" style:family="text">
      <style:text-properties fo:font-style="italic" style:text-underline-style="none" fo:font-weight="bold" officeooo:rsid="0006040a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6040a" style:font-style-asian="italic" style:font-weight-asian="bold" style:font-style-complex="italic" style:font-weight-complex="bold"/>
    </style:style>
    <style:style style:name="T18" style:family="text">
      <style:text-properties fo:font-size="11pt" style:text-underline-style="none" fo:font-weight="normal" officeooo:rsid="0006040a" style:font-size-asian="11pt" style:font-weight-asian="normal" style:font-size-complex="11pt" style:font-weight-complex="normal"/>
    </style:style>
    <style:style style:name="T19" style:family="text">
      <style:text-properties officeooo:rsid="0006040a"/>
    </style:style>
    <style:style style:name="T20" style:family="text">
      <style:text-properties officeooo:rsid="000619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jpbr1ppo4ovt"/>EJERCICIO 1</text:p>
      <text:p text:style-name="P15">Para la siguiente tabla:</text:p>
      <table:table table:name="Table1" table:style-name="Table1">
        <table:table-column table:style-name="Table1.A" table:number-columns-repeated="15"/>
        <table:table-column table:style-name="Table1.P"/>
        <table:table-column table:style-name="Table1.A"/>
        <table:table-column table:style-name="Table1.R"/>
        <table:table-row table:style-name="Table1.1">
          <table:table-cell table:style-name="Table1.A1" office:value-type="string">
            <text:p text:style-name="P3">Turno</text:p>
          </table:table-cell>
          <table:table-cell table:style-name="Table1.A1" office:value-type="string">
            <text:p text:style-name="P4">cod</text:p>
          </table:table-cell>
          <table:table-cell table:style-name="Table1.A1" office:value-type="string">
            <text:p text:style-name="P4">cod_ciclo</text:p>
          </table:table-cell>
          <table:table-cell table:style-name="Table1.A1" office:value-type="string">
            <text:p text:style-name="P3">descripcion</text:p>
          </table:table-cell>
          <table:table-cell table:style-name="Table1.A1" office:value-type="string">
            <text:p text:style-name="P3">curso</text:p>
          </table:table-cell>
          <table:table-cell table:style-name="Table1.A1" office:value-type="string">
            <text:p text:style-name="P3">nombre_alum</text:p>
          </table:table-cell>
          <table:table-cell table:style-name="Table1.A1" office:value-type="string">
            <text:p text:style-name="P4">cod_alum</text:p>
          </table:table-cell>
          <table:table-cell table:style-name="Table1.A1" office:value-type="string">
            <text:p text:style-name="P3">apellidos</text:p>
          </table:table-cell>
          <table:table-cell table:style-name="Table1.A1" office:value-type="string">
            <text:p text:style-name="P6">evaluacion</text:p>
          </table:table-cell>
          <table:table-cell table:style-name="Table1.A1" office:value-type="string">
            <text:p text:style-name="P4">cod_módulo</text:p>
          </table:table-cell>
          <table:table-cell table:style-name="Table1.A1" office:value-type="string">
            <text:p text:style-name="P5">nota</text:p>
          </table:table-cell>
          <table:table-cell table:style-name="Table1.A1" office:value-type="string">
            <text:p text:style-name="P3">nombre_módulo</text:p>
          </table:table-cell>
          <table:table-cell table:style-name="Table1.A1" office:value-type="string">
            <text:p text:style-name="P3">profesor</text:p>
          </table:table-cell>
          <table:table-cell table:style-name="Table1.A1" office:value-type="string">
            <text:p text:style-name="P4">dni_profesor</text:p>
          </table:table-cell>
          <table:table-cell table:style-name="Table1.A1" office:value-type="string">
            <text:p text:style-name="P3">tutor</text:p>
          </table:table-cell>
          <table:table-cell table:style-name="Table1.A1" office:value-type="string">
            <text:p text:style-name="P3">dni_tutor</text:p>
          </table:table-cell>
          <table:table-cell table:style-name="Table1.A1" office:value-type="string">
            <text:p text:style-name="P3">aula</text:p>
          </table:table-cell>
          <table:table-cell table:style-name="Table1.A1" office:value-type="string">
            <text:p text:style-name="P3">ubicación_aula</text:p>
          </table:table-cell>
        </table:table-row>
        <table:table-row table:style-name="Table1.2">
          <table:table-cell table:style-name="Table1.A1" office:value-type="string">
            <text:p text:style-name="P3">T</text:p>
          </table:table-cell>
          <table:table-cell table:style-name="Table1.A1" office:value-type="string">
            <text:p text:style-name="P3">1DT</text:p>
          </table:table-cell>
          <table:table-cell table:style-name="Table1.A1" office:value-type="string">
            <text:p text:style-name="P3">DAW</text:p>
          </table:table-cell>
          <table:table-cell table:style-name="Table1.A1" office:value-type="string">
            <text:p text:style-name="P3">Desarrollo de Aplicaciones Web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Juan</text:p>
          </table:table-cell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3">Rodríguez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485</text:p>
          </table:table-cell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Programación</text:p>
          </table:table-cell>
          <table:table-cell table:style-name="Table1.A1" office:value-type="string">
            <text:p text:style-name="P3">Chema</text:p>
          </table:table-cell>
          <table:table-cell table:style-name="Table1.A1" office:value-type="string">
            <text:p text:style-name="P3">1234</text:p>
          </table:table-cell>
          <table:table-cell table:style-name="Table1.A1" office:value-type="string">
            <text:p text:style-name="P3">Chema</text:p>
          </table:table-cell>
          <table:table-cell table:style-name="Table1.A1" office:value-type="string">
            <text:p text:style-name="P3">1234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11A</text:p>
          </table:table-cell>
        </table:table-row>
        <table:table-row table:style-name="Table1.2">
          <table:table-cell table:style-name="Table1.A1" office:value-type="string">
            <text:p text:style-name="P3">T</text:p>
          </table:table-cell>
          <table:table-cell table:style-name="Table1.A1" office:value-type="string">
            <text:p text:style-name="P3">1DT</text:p>
          </table:table-cell>
          <table:table-cell table:style-name="Table1.A1" office:value-type="string">
            <text:p text:style-name="P3">DAW</text:p>
          </table:table-cell>
          <table:table-cell table:style-name="Table1.A1" office:value-type="string">
            <text:p text:style-name="P3">Desarrollo de Aplicaciones Web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Juan</text:p>
          </table:table-cell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3">Rodríguez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0485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Programación</text:p>
          </table:table-cell>
          <table:table-cell table:style-name="Table1.A1" office:value-type="string">
            <text:p text:style-name="P3">Chema</text:p>
          </table:table-cell>
          <table:table-cell table:style-name="Table1.A1" office:value-type="string">
            <text:p text:style-name="P3">1234</text:p>
          </table:table-cell>
          <table:table-cell table:style-name="Table1.A1" office:value-type="string">
            <text:p text:style-name="P3">Chema</text:p>
          </table:table-cell>
          <table:table-cell table:style-name="Table1.A1" office:value-type="string">
            <text:p text:style-name="P3">1234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11A</text:p>
          </table:table-cell>
        </table:table-row>
        <table:table-row table:style-name="Table1.2">
          <table:table-cell table:style-name="Table1.A1" office:value-type="string">
            <text:p text:style-name="P3">T</text:p>
          </table:table-cell>
          <table:table-cell table:style-name="Table1.A1" office:value-type="string">
            <text:p text:style-name="P3">1DT</text:p>
          </table:table-cell>
          <table:table-cell table:style-name="Table1.A1" office:value-type="string">
            <text:p text:style-name="P3">DAW</text:p>
          </table:table-cell>
          <table:table-cell table:style-name="Table1.A1" office:value-type="string">
            <text:p text:style-name="P3">Desarrollo de Aplicaciones Web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Juan</text:p>
          </table:table-cell>
          <table:table-cell table:style-name="Table1.A1" office:value-type="string">
            <text:p text:style-name="P3">100</text:p>
          </table:table-cell>
          <table:table-cell table:style-name="Table1.A1" office:value-type="string">
            <text:p text:style-name="P3">Rodríguez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487</text:p>
          </table:table-cell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P3">Bases de Datos</text:p>
          </table:table-cell>
          <table:table-cell table:style-name="Table1.A1" office:value-type="string">
            <text:p text:style-name="P3">Reyes</text:p>
          </table:table-cell>
          <table:table-cell table:style-name="Table1.A1" office:value-type="string">
            <text:p text:style-name="P3">5678</text:p>
          </table:table-cell>
          <table:table-cell table:style-name="Table1.A1" office:value-type="string">
            <text:p text:style-name="P3">Chema</text:p>
          </table:table-cell>
          <table:table-cell table:style-name="Table1.A1" office:value-type="string">
            <text:p text:style-name="P3">1234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11A</text:p>
          </table:table-cell>
        </table:table-row>
        <table:table-row table:style-name="Table1.2">
          <table:table-cell table:style-name="Table1.A1" office:value-type="string">
            <text:p text:style-name="P3">T</text:p>
          </table:table-cell>
          <table:table-cell table:style-name="Table1.A1" office:value-type="string">
            <text:p text:style-name="P3">1DT</text:p>
          </table:table-cell>
          <table:table-cell table:style-name="Table1.A1" office:value-type="string">
            <text:p text:style-name="P3">DAW</text:p>
          </table:table-cell>
          <table:table-cell table:style-name="Table1.A1" office:value-type="string">
            <text:p text:style-name="P3">Desarrollo de Aplicaciones Web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María</text:p>
          </table:table-cell>
          <table:table-cell table:style-name="Table1.A1" office:value-type="string">
            <text:p text:style-name="P3">400</text:p>
          </table:table-cell>
          <table:table-cell table:style-name="Table1.A1" office:value-type="string">
            <text:p text:style-name="P3">Rodríguez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487</text:p>
          </table:table-cell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Bases de Datos</text:p>
          </table:table-cell>
          <table:table-cell table:style-name="Table1.A1" office:value-type="string">
            <text:p text:style-name="P3">Reyes</text:p>
          </table:table-cell>
          <table:table-cell table:style-name="Table1.A1" office:value-type="string">
            <text:p text:style-name="P3">5678</text:p>
          </table:table-cell>
          <table:table-cell table:style-name="Table1.A1" office:value-type="string">
            <text:p text:style-name="P3">Chema</text:p>
          </table:table-cell>
          <table:table-cell table:style-name="Table1.A1" office:value-type="string">
            <text:p text:style-name="P3">1234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11A</text:p>
          </table:table-cell>
        </table:table-row>
        <table:table-row table:style-name="Table1.2"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1DM</text:p>
          </table:table-cell>
          <table:table-cell table:style-name="Table1.A1" office:value-type="string">
            <text:p text:style-name="P3">DAW</text:p>
          </table:table-cell>
          <table:table-cell table:style-name="Table1.A1" office:value-type="string">
            <text:p text:style-name="P3">Desarrollo de Aplicaciones Web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Antonio</text:p>
          </table:table-cell>
          <table:table-cell table:style-name="Table1.A1" office:value-type="string">
            <text:p text:style-name="P3">200</text:p>
          </table:table-cell>
          <table:table-cell table:style-name="Table1.A1" office:value-type="string">
            <text:p text:style-name="P3">Álvarez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485</text:p>
          </table:table-cell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Programación</text:p>
          </table:table-cell>
          <table:table-cell table:style-name="Table1.A1" office:value-type="string">
            <text:p text:style-name="P3">Juan Diego</text:p>
          </table:table-cell>
          <table:table-cell table:style-name="Table1.A1" office:value-type="string">
            <text:p text:style-name="P3">9101</text:p>
          </table:table-cell>
          <table:table-cell table:style-name="Table1.A1" office:value-type="string">
            <text:p text:style-name="P3">Juan Diego</text:p>
          </table:table-cell>
          <table:table-cell table:style-name="Table1.A1" office:value-type="string">
            <text:p text:style-name="P3">9101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11A</text:p>
          </table:table-cell>
        </table:table-row>
        <table:table-row table:style-name="Table1.2">
          <table:table-cell table:style-name="Table1.A1" office:value-type="string">
            <text:p text:style-name="P3">M</text:p>
          </table:table-cell>
          <table:table-cell table:style-name="Table1.A1" office:value-type="string">
            <text:p text:style-name="P3">1DM</text:p>
          </table:table-cell>
          <table:table-cell table:style-name="Table1.A1" office:value-type="string">
            <text:p text:style-name="P3">DAW</text:p>
          </table:table-cell>
          <table:table-cell table:style-name="Table1.A1" office:value-type="string">
            <text:p text:style-name="P3">Desarrollo de Aplicaciones Web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Antonio</text:p>
          </table:table-cell>
          <table:table-cell table:style-name="Table1.A1" office:value-type="string">
            <text:p text:style-name="P3">200</text:p>
          </table:table-cell>
          <table:table-cell table:style-name="Table1.A1" office:value-type="string">
            <text:p text:style-name="P3">Álvarez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487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Bases de Datos</text:p>
          </table:table-cell>
          <table:table-cell table:style-name="Table1.A1" office:value-type="string">
            <text:p text:style-name="P3">Teresa</text:p>
          </table:table-cell>
          <table:table-cell table:style-name="Table1.A1" office:value-type="string">
            <text:p text:style-name="P3">1112</text:p>
          </table:table-cell>
          <table:table-cell table:style-name="Table1.A1" office:value-type="string">
            <text:p text:style-name="P3">Juan Diego</text:p>
          </table:table-cell>
          <table:table-cell table:style-name="Table1.A1" office:value-type="string">
            <text:p text:style-name="P3">9101</text:p>
          </table:table-cell>
          <table:table-cell table:style-name="Table1.A1" office:value-type="string">
            <text:p text:style-name="P3">23</text:p>
          </table:table-cell>
          <table:table-cell table:style-name="Table1.A1" office:value-type="string">
            <text:p text:style-name="P3">11A</text:p>
          </table:table-cell>
        </table:table-row>
      </table:table>
      <text:p text:style-name="Standard"/>
      <text:p text:style-name="Standard"><text:soft-page-break/>Se pide:</text:p>
      <text:list xml:id="list3483548533" text:style-name="WWNum1">
        <text:list-item>
          <text:p text:style-name="P21">Indicar cuál sería la clave primaria de la siguiente tabla</text:p>
        </text:list-item>
      </text:list>
      <text:p text:style-name="P19">cod, cod_alum, dni_profesor, <text:span text:style-name="T18">evaluación, cod_ciclo</text:span> <text:span text:style-name="T14">y cod_módulo</text:span></text:p>
      <text:list xml:id="list130902324857975" text:continue-numbering="true" text:style-name="WWNum1">
        <text:list-item>
          <text:p text:style-name="P21">Normalizar hasta la 3ª FN rellenando la información en las tablas: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PRIMERA FORMA NORMAL</text:p>
          </table:table-cell>
        </table:table-row>
        <table:table-row table:style-name="Table2.1">
          <table:table-cell table:style-name="Table2.A2" office:value-type="string">
            <text:p text:style-name="P16">Indica la relación o relaciones que no cumplen esta FN</text:p>
            <text:p text:style-name="P22">Esta tabla esta en primera forma normal, pues todos los atributos son atómicos, es decir, tienen un solo valor en los dominios.</text:p>
          </table:table-cell>
        </table:table-row>
        <table:table-row table:style-name="Table2.1">
          <table:table-cell table:style-name="Table2.A3" office:value-type="string">
            <text:p text:style-name="P16">¿Por qué no se encuentra en 1ª FN?</text:p>
            <text:p text:style-name="P16"><text:s/></text:p>
          </table:table-cell>
        </table:table-row>
        <table:table-row table:style-name="Table2.1">
          <table:table-cell table:style-name="Table2.A4" office:value-type="string">
            <text:p text:style-name="P16">Indica las relaciones resultantes del proceso de normalizar a 1ª FN:</text:p>
            <text:p text:style-name="P17"><text:span text:style-name="T1">EVALUACION (</text:span><text:span text:style-name="T3">cod, cod_alum, dni_prof,</text:span><text:span text:style-name="T11"> </text:span><text:span text:style-name="T3">cod_módulo,</text:span><text:span text:style-name="T11"> </text:span><text:span text:style-name="T3">cod_ciclo,</text:span><text:span text:style-name="T11"> Turno, descripcion, curso, nombre_alum, apellidos, evaluacion, nota, nombre_módulo, profesor, tutor, dni_tutor, aula, ubicación_aula)</text:span></text:p>
          </table:table-cell>
        </table:table-row>
        <table:table-row table:style-name="Table2.1">
          <table:table-cell table:style-name="Table2.A1" office:value-type="string">
            <text:p text:style-name="P7">SEGUNDA FORMA NORMAL</text:p>
          </table:table-cell>
        </table:table-row>
        <table:table-row table:style-name="Table2.1">
          <table:table-cell table:style-name="Table2.A6" office:value-type="string">
            <text:p text:style-name="P7">Indica la relación o relaciones que no cumplen esta FN</text:p>
            <text:p text:style-name="P13">EVALUACION</text:p>
          </table:table-cell>
        </table:table-row>
        <table:table-row table:style-name="Table2.1">
          <table:table-cell table:style-name="Table2.A7" office:value-type="string">
            <text:p text:style-name="P7">¿Por qué no se encuentra en 2ª FN?</text:p>
            <text:p text:style-name="P8">Indica la relación o relaciones que no cumplen esta FN</text:p>
            <text:p text:style-name="P9">Hay varios atributos que no dependen de la primary key al completo:</text:p>
            <text:p text:style-name="P9">- Solo dependen de cod: Turno, <text:span text:style-name="T20">dni_tutor, tutor.</text:span></text:p>
            <text:p text:style-name="P9">- <text:span text:style-name="T14">Solo dependen de cod_alum: nombre_alum, apellidos, evaluación, nota.</text:span></text:p>
            <text:p text:style-name="P9">- <text:span text:style-name="T14">Solo dependen de dni_profesor: profesor</text:span></text:p>
            <text:p text:style-name="P9"><text:soft-page-break/>- <text:span text:style-name="T14">Solo dependen de cod_módulo: nombre_módulo</text:span></text:p>
            <text:p text:style-name="P14">- Solo dependen de cod_ciclo y cod: <text:span text:style-name="T1">aula, ubicación_aula, descripc</text:span>i<text:span text:style-name="T1">ón</text:span></text:p>
          </table:table-cell>
        </table:table-row>
        <table:table-row table:style-name="Table2.1">
          <table:table-cell table:style-name="Table2.A8" office:value-type="string">
            <text:p text:style-name="P7"/>
            <text:p text:style-name="P7">Indica las relaciones resultantes del proceso de normalizar a 2ª FN:</text:p>
            <text:p text:style-name="P18"><text:span text:style-name="T9">EVALUACION</text:span><text:span text:style-name="T1"> (</text:span><text:span text:style-name="T6">cod, cod_alum, dni_prof,</text:span><text:span text:style-name="T11"> </text:span><text:span text:style-name="T7">cod_módulo, </text:span><text:span text:style-name="T8">cod_ciclo,</text:span><text:span text:style-name="T12"> nota, </text:span><text:span text:style-name="T7">evaluación</text:span><text:span text:style-name="T11">)</text:span></text:p>
            <text:p text:style-name="P23"/>
            <text:p text:style-name="P12">TURNO (<text:span text:style-name="T2">cod</text:span>, <text:span text:style-name="T1">Turno,</text:span><text:span text:style-name="T19"> dni_tutor, tutor,</text:span>)</text:p>
            <text:p text:style-name="P10"/>
            <text:p text:style-name="P10">MODULO (<text:span text:style-name="T4">cod_módulo</text:span><text:span text:style-name="T19">, </text:span>nombre_módulo)</text:p>
            <text:p text:style-name="P10"/>
            <text:p text:style-name="P13">PROFESOR (<text:span text:style-name="T2">dni_profesor</text:span>, profesor)</text:p>
            <text:p text:style-name="P13"/>
            <text:p text:style-name="P13">ALUMNO (<text:span text:style-name="T2">cod_alum</text:span>, nombre_alum, apellidos)</text:p>
            <text:p text:style-name="P13"/>
            <text:p text:style-name="P14">CICLO (<text:span text:style-name="T2">cod_ciclo, cod,</text:span><text:span text:style-name="T10"> </text:span><text:span text:style-name="T11">descripc</text:span><text:span text:style-name="T10">i</text:span><text:span text:style-name="T11">ón, aula, ubicación_aula</text:span><text:span text:style-name="T10">)</text:span></text:p>
          </table:table-cell>
        </table:table-row>
        <table:table-row table:style-name="Table2.1">
          <table:table-cell table:style-name="Table2.A1" office:value-type="string">
            <text:p text:style-name="P7">TERCERA FORMA NORMAL</text:p>
          </table:table-cell>
        </table:table-row>
        <table:table-row table:style-name="Table2.1">
          <table:table-cell table:style-name="Table2.A10" office:value-type="string">
            <text:p text:style-name="P7">Indica la relación o relaciones que no cumplen esta FN</text:p>
            <text:p text:style-name="P14">TURNO</text:p>
          </table:table-cell>
        </table:table-row>
        <table:table-row table:style-name="Table2.1">
          <table:table-cell table:style-name="Table2.A11" office:value-type="string">
            <text:p text:style-name="P7">¿Por qué no se encuentra en 3ª FN?</text:p>
            <text:p text:style-name="P13">Por que hay atributos que no son claves que dependen de otros atributos que no son claves.</text:p>
            <text:p text:style-name="P13">- tutor depende de dni_tutor</text:p>
          </table:table-cell>
        </table:table-row>
        <table:table-row table:style-name="Table2.1">
          <table:table-cell table:style-name="Table2.A12" office:value-type="string">
            <text:p text:style-name="P7">Indica las relaciones resultantes del proceso de normalizar a 3ª FN:</text:p>
            <text:p text:style-name="P12">TURNO (<text:span text:style-name="T2">cod</text:span>, <text:span text:style-name="T1">Turno,</text:span><text:span text:style-name="T19"> </text:span><text:span text:style-name="T15">dni_tutor</text:span>)</text:p>
            <text:p text:style-name="P13"/>
            <text:p text:style-name="P13">TUTOR (<text:span text:style-name="T2">dni_tutor</text:span>, tutor)</text:p>
          </table:table-cell>
        </table:table-row>
        <text:soft-page-break/>
        <table:table-row table:style-name="Table2.1">
          <table:table-cell table:style-name="Table2.A1" office:value-type="string">
            <text:p text:style-name="P7">ESQUEMA RELACIONAL NORMALIZADO</text:p>
          </table:table-cell>
        </table:table-row>
        <table:table-row table:style-name="Table2.1">
          <table:table-cell table:style-name="Table2.A14" office:value-type="string">
            <text:p text:style-name="P7">Indica las relaciones resultantes después de haber normalizado hasta 3ª FN:</text:p>
            <text:p text:style-name="P17"><text:span text:style-name="T11">EVALUACION </text:span><text:span text:style-name="T13">(</text:span><text:span text:style-name="T3">cod, cod_alum, dni_prof,</text:span><text:span text:style-name="T11"> </text:span><text:span text:style-name="T2">cod_módulo, </text:span><text:span text:style-name="T5">cod_ciclo,</text:span><text:span text:style-name="T10"> nota, </text:span><text:span text:style-name="T2">evaluación</text:span><text:span text:style-name="T11">)</text:span></text:p>
            <text:p text:style-name="P11"/>
            <text:p text:style-name="P12">TURNO (<text:span text:style-name="T2">cod</text:span>, <text:span text:style-name="T1">Turno, cod_ciclo, descripcón, aula, ubicación_aula, </text:span><text:span text:style-name="T17">dni_tutor</text:span>)</text:p>
            <text:p text:style-name="P11"/>
            <text:p text:style-name="P11">MODULO (<text:span text:style-name="T4">cod_módulo</text:span><text:span text:style-name="T19">, </text:span>nombre_módulo)</text:p>
            <text:p text:style-name="P13"/>
            <text:p text:style-name="P13">ALUMNO (<text:span text:style-name="T2">cod_alum</text:span>, nombre_alum, apellidos)</text:p>
            <text:p text:style-name="P13"/>
            <text:p text:style-name="P13">PROFESOR (<text:span text:style-name="T2">dni_profesor</text:span>, <text:span text:style-name="T16">dni_tutor</text:span>, profesor,)</text:p>
            <text:p text:style-name="P13"/>
            <text:p text:style-name="P13">TUTOR (<text:span text:style-name="T2">dni_tutor</text:span>, tutor)</text:p>
            <text:p text:style-name="P14"/>
            <text:p text:style-name="P14">CICLO (<text:span text:style-name="T2">cod_ciclo, cod,</text:span><text:span text:style-name="T10"> </text:span><text:span text:style-name="T11">descripc</text:span><text:span text:style-name="T10">i</text:span><text:span text:style-name="T11">ón, aula, ubicación_aula</text:span><text:span text:style-name="T10">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color="#0b5394" loext:opacity="100%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end" style:justify-single-word="false"/>
      <style:text-properties fo:color="#999999" loext:opacity="100%" fo:font-size="8pt" fo:font-style="italic" style:font-size-asian="8pt" style:font-style-asian="italic" style:font-size-complex="8pt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NORMALIZACIÓN</text:p>
        <text:p text:style-name="MP1">BBDD, 1º DAW</text:p>
        <text:p text:style-name="MP1">IES ALIXAR, curso 20/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0-11-24T13:09:02.018000000</dc:date>
    <meta:editing-duration>PT1M1S</meta:editing-duration>
    <meta:editing-cycles>2</meta:editing-cycles>
    <meta:document-statistic meta:table-count="2" meta:image-count="0" meta:object-count="0" meta:page-count="4" meta:paragraph-count="178" meta:word-count="508" meta:character-count="3201" meta:non-whitespace-character-count="2871"/>
  </office:meta>
</office:document-meta>
</file>